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cm" fo:min-width="16.986cm"/>
    </style:style>
    <style:style style:name="gr2" style:family="graphic" style:parent-style-name="standard">
      <style:graphic-properties draw:stroke="dash" draw:stroke-dash="Fine_20_Dashed" svg:stroke-color="#333333" draw:fill="solid" draw:fill-color="#eeeeee" draw:opacity="80%" draw:textarea-horizontal-align="justify" draw:textarea-vertical-align="middle" draw:auto-grow-height="false" fo:min-height="11.25cm" fo:min-width="6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4.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4.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5cm"/>
    </style:style>
    <style:style style:name="gr7" style:family="graphic" style:parent-style-name="standard">
      <style:graphic-properties draw:stroke="dash" draw:stroke-dash="Fine_20_Dashed" svg:stroke-color="#333333" draw:fill="solid" draw:fill-color="#eeeeee" draw:opacity="80%" draw:textarea-horizontal-align="justify" draw:textarea-vertical-align="middle" draw:auto-grow-height="false" fo:min-height="9.55cm" fo:min-width="6.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4.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4.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85cm" fo:min-width="4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41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4.8cm"/>
    </style:style>
    <style:style style:name="gr15" style:family="graphic" style:parent-style-name="standard">
      <style:graphic-properties draw:stroke="dash" draw:stroke-dash="Fine_20_Dashed" svg:stroke-color="#333333" draw:fill="solid" draw:fill-color="#eeeeee" draw:opacity="80%" draw:textarea-horizontal-align="justify" draw:textarea-vertical-align="middle" draw:auto-grow-height="false" fo:min-height="14.15cm" fo:min-width="12.4cm"/>
    </style:style>
    <style:style style:name="gr1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cm" fo:min-width="2.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4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4.8cm"/>
    </style:style>
    <style:style style:name="gr2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85cm" fo:min-width="4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7cm"/>
    </style:style>
    <style:style style:name="gr2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8cm" fo:min-width="3.35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3.2cm"/>
    </style:style>
    <style:style style:name="gr2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85cm" fo:min-width="5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5.1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5.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59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5.2cm"/>
    </style:style>
    <style:style style:name="gr3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85cm" fo:min-width="5.4cm"/>
    </style:style>
    <style:style style:name="gr3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85cm" fo:min-width="5cm"/>
    </style:style>
    <style:style style:name="gr32" style:family="graphic" style:parent-style-name="standard">
      <style:graphic-properties draw:stroke="dash" draw:stroke-dash="Fine_20_Dashed" svg:stroke-color="#333333" draw:fill="none" draw:fill-color="#eeeeee" draw:opacity="80%" draw:textarea-horizontal-align="justify" draw:textarea-vertical-align="middle" draw:auto-grow-height="false" fo:min-height="16.85cm" fo:min-width="16.7cm"/>
    </style:style>
    <style:style style:name="gr33" style:family="graphic" style:parent-style-name="standard">
      <style:graphic-properties draw:stroke="dash" draw:stroke-dash="Fine_20_Dashed" svg:stroke-color="#333333" draw:fill="none" draw:fill-color="#eeeeee" draw:opacity="80%" draw:textarea-horizontal-align="justify" draw:textarea-vertical-align="middle" draw:auto-grow-height="false" fo:min-height="9.15cm" fo:min-width="15.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04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6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05cm"/>
    </style:style>
    <style:style style:name="gr37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6.6cm"/>
    </style:style>
    <style:style style:name="gr3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85cm" fo:min-width="5cm"/>
    </style:style>
    <style:style style:name="gr39" style:family="graphic" style:parent-style-name="standard">
      <style:graphic-properties draw:stroke="dash" draw:stroke-dash="Fine_20_Dashed" svg:stroke-color="#333333" draw:fill="none" draw:fill-color="#eeeeee" draw:opacity="80%" draw:textarea-horizontal-align="justify" draw:textarea-vertical-align="middle" draw:auto-grow-height="false" fo:min-height="12.45cm" fo:min-width="15.2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2.088cm" fo:min-width="12.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4.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3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tyle="normal" style:font-style-asian="normal" style:font-style-complex="normal"/>
    </style:style>
    <style:style style:name="P3" style:family="paragraph">
      <loext:graphic-properties draw:fill="solid" draw:fill-color="#eeeeee" draw:opacity="80%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="none" draw:fill-color="#eeeeee" draw:opacity="80%"/>
      <style:paragraph-properties fo:text-align="center"/>
    </style:style>
    <style:style style:name="P11" style:family="paragraph">
      <loext:graphic-properties draw:fill="none" draw:fill-color="#ffffff"/>
      <style:text-properties fo:font-size="18pt" fo:font-style="normal" style:font-style-asian="normal" style:font-style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7.486cm" svg:height="10.2cm" svg:x="1.314cm" svg:y="5.6cm">
          <draw:text-box>
            <text:p text:style-name="P1"><text:span text:style-name="T1">Notes on the API routes</text:span><text:span text:style-name="T2"><text:line-break/></text:span><text:span text:style-name="T2"><text:line-break/></text:span><text:span text:style-name="T2">At each call on a route, before executing the route algorithm,</text:span></text:p>
            <text:p><text:span text:style-name="T2">the function</text:span><text:span text:style-name="T1"> clear_expired_td </text:span><text:span text:style-name="T2">is called and deleted all</text:span><text:span text:style-name="T2"><text:line-break/></text:span><text:span text:style-name="T2">TDs having an expire date &lt; NOW()</text:span></text:p>
            <text:p><text:span text:style-name="T2"/></text:p>
          </draw:text-box>
        </draw:frame>
      </draw:page>
      <draw:page draw:name="page2" draw:style-name="dp1" draw:master-page-name="Standard">
        <draw:custom-shape draw:style-name="gr2" draw:text-style-name="P3" draw:layer="layout" svg:width="6.9cm" svg:height="11.5cm" svg:x="11.1cm" svg:y="2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68cm" svg:height="0.962cm" svg:x="5.82cm" svg:y="1.5cm">
          <draw:text-box>
            <text:p><text:span text:style-name="T2">PUT a json-ld TD on /things/&lt;id&gt;</text:span></text:p>
          </draw:text-box>
        </draw:frame>
        <draw:custom-shape draw:style-name="gr4" draw:text-style-name="P4" xml:id="id1" draw:id="id1" draw:layer="layout" svg:width="4.9cm" svg:height="2.1cm" svg:x="3.4cm" svg:y="3.101cm">
          <text:p text:style-name="P1"><text:span text:style-name="T3">JSON Schema</text:span></text:p>
          <text:p text:style-name="P1"><text:span text:style-name="T3">Validation</text:span><text:span text:style-name="T3"><text:line-break/></text:span><text:span text:style-name="T3">(Draft7Validator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4.7cm" svg:height="2.1cm" svg:x="3.5cm" svg:y="12.3cm">
          <text:p text:style-name="P1"><text:span text:style-name="T3">H</text:span><text:span text:style-name="T3">an</text:span><text:span text:style-name="T3">dl</text:span><text:span text:style-name="T3">e </text:span><text:span text:style-name="T3">co</text:span><text:span text:style-name="T3">nt</text:span><text:span text:style-name="T3">ex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4.7cm" svg:height="2.1cm" svg:x="12.3cm" svg:y="8.6cm">
          <text:p text:style-name="P1"><text:span text:style-name="T3">Save TD context in</text:span></text:p>
          <text:p text:style-name="P1"><text:span text:style-name="T3">SPARQL endpoin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4.7cm" svg:height="2.1cm" svg:x="12.3cm" svg:y="3.1cm">
          <text:p text:style-name="P1"><text:span text:style-name="T3">Convert "@context"</text:span></text:p>
          <text:p text:style-name="P1"><text:span text:style-name="T3">into an arra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4.7cm" svg:height="2.1cm" svg:x="12.3cm" svg:y="5.9cm">
          <text:p text:style-name="P1"><text:span text:style-name="T3">Add default WOT</text:span></text:p>
          <text:p text:style-name="P1"><text:span text:style-name="T4">context url </text:span></text:p>
          <text:p text:style-name="P1"><text:span text:style-name="T4">if not in </text:span><text:span text:style-name="T3">"@context"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draw:layer="layout" svg:width="5.5cm" svg:height="2.1cm" svg:x="11.9cm" svg:y="11.3cm">
          <text:p text:style-name="P5"><text:span text:style-name="T3">Overwrite WOT context</text:span></text:p>
          <text:p text:style-name="P1"><text:span text:style-name="T3">with fixed-ctx.json</text:span><text:span text:style-name="T3"><text:line-break/></text:span><text:span text:style-name="T3">+ add "@base" ur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4.7cm" svg:height="2.1cm" svg:x="3.5cm" svg:y="18.8cm">
          <text:p text:style-name="P1"><text:span text:style-name="T3">Transform the TD </text:span></text:p>
          <text:p text:style-name="P1"><text:span text:style-name="T3">Json-ld <text:s/>into </text:span><text:span text:style-name="T3">Nquads</text:span></text:p>
          <text:p text:style-name="P1"><text:span text:style-name="T3">with jsonld.j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4.7cm" svg:height="2.1cm" svg:x="3.5cm" svg:y="22.2cm">
          <text:p text:style-name="P1"><text:span text:style-name="T3">In</text:span><text:span text:style-name="T3">se</text:span><text:span text:style-name="T3">rt </text:span><text:span text:style-name="T3">N</text:span><text:span text:style-name="T3">qu</text:span><text:span text:style-name="T3">ad</text:span><text:span text:style-name="T3">s </text:span><text:span text:style-name="T3">to</text:span></text:p>
          <text:p text:style-name="P1"><text:span text:style-name="T3">na</text:span><text:span text:style-name="T3">m</text:span><text:span text:style-name="T3">ed </text:span><text:span text:style-name="T3">gr</text:span><text:span text:style-name="T3">ap</text:span><text:span text:style-name="T3">h </text:span><text:span text:style-name="T3">"i</text:span><text:span text:style-name="T3">d"</text:span></text:p>
          <text:p text:style-name="P1"><text:span text:style-name="T3">S</text:span><text:span text:style-name="T3">P</text:span><text:span text:style-name="T3">A</text:span><text:span text:style-name="T3">R</text:span><text:span text:style-name="T3">Q</text:span><text:span text:style-name="T3">L </text:span><text:span text:style-name="T3">en</text:span><text:span text:style-name="T3">dp</text:span><text:span text:style-name="T3">oi</text:span><text:span text:style-name="T3">n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4.7cm" svg:height="2.1cm" svg:x="3.5cm" svg:y="15.6cm">
          <text:p text:style-name="P1"><text:span text:style-name="T3">H</text:span><text:span text:style-name="T3">an</text:span><text:span text:style-name="T3">dl</text:span><text:span text:style-name="T3">e </text:span><text:span text:style-name="T3">re</text:span><text:span text:style-name="T3">gi</text:span><text:span text:style-name="T3">st</text:span><text:span text:style-name="T3">ra</text:span><text:span text:style-name="T3">tio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6cm" svg:height="9.8cm" svg:x="11.1cm" svg:y="1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5cm" svg:height="2.5cm" svg:x="11.9cm" svg:y="22.4cm">
          <text:p text:style-name="P1"><text:span text:style-name="T3">If "registration" has</text:span></text:p>
          <text:p text:style-name="P1"><text:span text:style-name="T3"><text:s/></text:span><text:span text:style-name="T3">a "ttl", calculate and</text:span></text:p>
          <text:p text:style-name="P1"><text:span text:style-name="T3">write into TD</text:span></text:p>
          <text:p text:style-name="P1"><text:span text:style-name="T3">"registration""expires"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0" draw:id="id10" draw:layer="layout" svg:width="5cm" svg:height="2.1cm" svg:x="11.9cm" svg:y="16.7cm">
          <text:p text:style-name="P1"><text:span text:style-name="T3">If TD does not have</text:span></text:p>
          <text:p text:style-name="P1"><text:span text:style-name="T3">"registration", add field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1" draw:id="id11" draw:layer="layout" svg:width="5cm" svg:height="2.1cm" svg:x="11.9cm" svg:y="19.5cm">
          <text:p text:style-name="P1"><text:span text:style-name="T3">Write datetime into</text:span><text:span text:style-name="T3"><text:line-break/></text:span><text:span text:style-name="T3">TD </text:span></text:p>
          <text:p text:style-name="P1"><text:span text:style-name="T3">"registration""created"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5.85cm" svg:y1="5.201cm" svg:x2="5.85cm" svg:y2="6.001cm" draw:start-shape="id1" draw:start-glue-point="2" svg:d="M5850 5201v800" svg:viewBox="0 0 1 801">
          <text:p/>
        </draw:connector>
        <draw:connector draw:style-name="gr10" draw:text-style-name="P6" draw:layer="layout" draw:type="line" svg:x1="5.85cm" svg:y1="8.101cm" svg:x2="5.85cm" svg:y2="9.001cm" svg:d="M5850 8101v900" svg:viewBox="0 0 1 901">
          <text:p/>
        </draw:connector>
        <draw:connector draw:style-name="gr10" draw:text-style-name="P6" draw:layer="layout" draw:type="line" svg:x1="5.85cm" svg:y1="11.101cm" svg:x2="5.85cm" svg:y2="12.3cm" draw:end-shape="id2" draw:end-glue-point="0" svg:d="M5850 11101v1199" svg:viewBox="0 0 1 1200">
          <text:p/>
        </draw:connector>
        <draw:connector draw:style-name="gr10" draw:text-style-name="P6" draw:layer="layout" draw:type="line" svg:x1="5.85cm" svg:y1="17.7cm" svg:x2="5.85cm" svg:y2="18.8cm" draw:start-shape="id3" draw:start-glue-point="2" draw:end-shape="id4" draw:end-glue-point="0" svg:d="M5850 17700v1100" svg:viewBox="0 0 1 1101">
          <text:p/>
        </draw:connector>
        <draw:connector draw:style-name="gr10" draw:text-style-name="P6" draw:layer="layout" draw:type="line" svg:x1="5.85cm" svg:y1="20.9cm" svg:x2="5.85cm" svg:y2="22.2cm" draw:start-shape="id4" draw:start-glue-point="2" draw:end-shape="id5" draw:end-glue-point="0" svg:d="M5850 20900v1300" svg:viewBox="0 0 1 1301">
          <text:p/>
        </draw:connector>
        <draw:connector draw:style-name="gr10" draw:text-style-name="P6" draw:layer="layout" draw:type="line" svg:x1="14.65cm" svg:y1="5.2cm" svg:x2="14.65cm" svg:y2="5.9cm" draw:start-shape="id6" draw:start-glue-point="2" draw:end-shape="id7" draw:end-glue-point="0" svg:d="M14650 5200v700" svg:viewBox="0 0 1 701">
          <text:p/>
        </draw:connector>
        <draw:connector draw:style-name="gr10" draw:text-style-name="P6" draw:layer="layout" draw:type="line" svg:x1="5.85cm" svg:y1="14.4cm" svg:x2="5.85cm" svg:y2="15.6cm" svg:d="M5850 14400v1200" svg:viewBox="0 0 1 1201">
          <text:p/>
        </draw:connector>
        <draw:line draw:style-name="gr11" draw:text-style-name="P6" draw:layer="layout" svg:x1="8.2cm" svg:y1="12.4cm" svg:x2="11.1cm" svg:y2="3.2cm">
          <text:p/>
        </draw:line>
        <draw:line draw:style-name="gr11" draw:text-style-name="P6" draw:layer="layout" svg:x1="8.2cm" svg:y1="14.4cm" svg:x2="11.1cm" svg:y2="14.2cm">
          <text:p/>
        </draw:line>
        <draw:line draw:style-name="gr11" draw:text-style-name="P6" draw:layer="layout" svg:x1="8.2cm" svg:y1="15.7cm" svg:x2="11.2cm" svg:y2="15.8cm">
          <text:p/>
        </draw:line>
        <draw:line draw:style-name="gr11" draw:text-style-name="P6" draw:layer="layout" svg:x1="8.2cm" svg:y1="17.7cm" svg:x2="11.1cm" svg:y2="25.6cm">
          <text:p/>
        </draw:line>
        <draw:connector draw:style-name="gr10" draw:text-style-name="P6" draw:layer="layout" draw:type="line" svg:x1="14.65cm" svg:y1="8cm" svg:x2="14.65cm" svg:y2="8.6cm" draw:start-shape="id7" draw:start-glue-point="2" draw:end-shape="id8" draw:end-glue-point="0" svg:d="M14650 8000v600" svg:viewBox="0 0 1 601">
          <text:p/>
        </draw:connector>
        <draw:connector draw:style-name="gr10" draw:text-style-name="P6" draw:layer="layout" draw:type="line" svg:x1="14.65cm" svg:y1="10.7cm" svg:x2="14.65cm" svg:y2="11.3cm" draw:start-shape="id8" draw:start-glue-point="2" draw:end-shape="id9" draw:end-glue-point="0" svg:d="M14650 10700v600" svg:viewBox="0 0 1 601">
          <text:p/>
        </draw:connector>
        <draw:connector draw:style-name="gr10" draw:text-style-name="P6" draw:layer="layout" draw:type="line" svg:x1="14.4cm" svg:y1="18.8cm" svg:x2="14.4cm" svg:y2="19.5cm" draw:start-shape="id10" draw:start-glue-point="2" draw:end-shape="id11" draw:end-glue-point="0" svg:d="M14400 18800v700" svg:viewBox="0 0 1 701">
          <text:p/>
        </draw:connector>
        <draw:connector draw:style-name="gr10" draw:text-style-name="P6" draw:layer="layout" draw:type="line" svg:x1="14.4cm" svg:y1="21.6cm" svg:x2="14.4cm" svg:y2="22.4cm" draw:start-shape="id11" draw:start-glue-point="2" draw:end-shape="id12" draw:end-glue-point="0" svg:d="M14400 21600v800" svg:viewBox="0 0 1 801">
          <text:p/>
        </draw:connector>
        <draw:custom-shape draw:style-name="gr12" draw:text-style-name="P7" xml:id="id13" draw:id="id13" draw:layer="layout" svg:width="5.3cm" svg:height="2.1cm" svg:x="3.2cm" svg:y="25.4cm">
          <text:p text:style-name="P5"><text:span text:style-name="T3">Return HTTP 201</text:span><text:span text:style-name="T3"><text:line-break/></text:span><text:span text:style-name="T3"> "Location" : TD "id"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5.85cm" svg:y1="24.3cm" svg:x2="5.85cm" svg:y2="25.4cm" draw:start-shape="id5" draw:start-glue-point="2" draw:end-shape="id13" draw:end-glue-point="0" svg:d="M5850 24300v1100" svg:viewBox="0 0 1 1101">
          <text:p/>
        </draw:connector>
        <draw:custom-shape draw:style-name="gr5" draw:text-style-name="P4" draw:layer="layout" svg:width="4.7cm" svg:height="2.1cm" svg:x="3.5cm" svg:y="6cm">
          <text:p text:style-name="P1"><text:span text:style-name="T3">Verify</text:span></text:p>
          <text:p text:style-name="P1"><text:span text:style-name="T3">that &lt;id&gt; is equal</text:span></text:p>
          <text:p text:style-name="P1"><text:span text:style-name="T3">to TD "id"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cm" svg:height="2.1cm" svg:x="3.5cm" svg:y="9cm">
          <text:p text:style-name="P1"><text:span text:style-name="T3">Delete td in SPARQL</text:span></text:p>
          <text:p text:style-name="P1"><text:span text:style-name="T3">Endpoint if exist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2" draw:text-style-name="P3" draw:layer="layout" svg:width="6.9cm" svg:height="11.5cm" svg:x="10.5cm" svg:y="2.7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0.141cm" svg:height="0.962cm" svg:x="5.759cm" svg:y="1.438cm">
          <draw:text-box>
            <text:p><text:span text:style-name="T2">POST a json-ld TD on /things/&lt;id&gt;</text:span></text:p>
          </draw:text-box>
        </draw:frame>
        <draw:custom-shape draw:style-name="gr4" draw:text-style-name="P4" xml:id="id14" draw:id="id14" draw:layer="layout" svg:width="4.9cm" svg:height="2.1cm" svg:x="0.8cm" svg:y="3.101cm">
          <text:p text:style-name="P1"><text:span text:style-name="T3">JSON Schema</text:span></text:p>
          <text:p text:style-name="P1"><text:span text:style-name="T3">Validation</text:span><text:span text:style-name="T3"><text:line-break/></text:span><text:span text:style-name="T3">(Draft7Validator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5" draw:id="id15" draw:layer="layout" svg:width="5.3cm" svg:height="2.1cm" svg:x="0.6cm" svg:y="6.001cm">
          <text:p text:style-name="P1"><text:span text:style-name="T3">If TD does not have "id",</text:span></text:p>
          <text:p text:style-name="P1"><text:span text:style-name="T3">create one with uuid4</text:span></text:p>
          <text:p text:style-name="P1"><text:span text:style-name="T3">and write it into T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6" draw:id="id16" draw:layer="layout" svg:width="4.7cm" svg:height="2.1cm" svg:x="0.9cm" svg:y="9.1cm">
          <text:p text:style-name="P1"><text:span text:style-name="T3">Handle con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2" draw:id="id22" draw:layer="layout" svg:width="4.7cm" svg:height="2.1cm" svg:x="11.7cm" svg:y="8.6cm">
          <text:p text:style-name="P1"><text:span text:style-name="T3">Save TD context in</text:span></text:p>
          <text:p text:style-name="P1"><text:span text:style-name="T3">SPARQL endpoin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0" draw:id="id20" draw:layer="layout" svg:width="4.7cm" svg:height="2.1cm" svg:x="11.7cm" svg:y="3.1cm">
          <text:p text:style-name="P1"><text:span text:style-name="T3">Convert "@context"</text:span></text:p>
          <text:p text:style-name="P1"><text:span text:style-name="T3">into an arra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1" draw:id="id21" draw:layer="layout" svg:width="4.7cm" svg:height="2.1cm" svg:x="11.7cm" svg:y="5.9cm">
          <text:p text:style-name="P1"><text:span text:style-name="T3">Add default WOT</text:span></text:p>
          <text:p text:style-name="P1"><text:span text:style-name="T4">context url </text:span></text:p>
          <text:p text:style-name="P1"><text:span text:style-name="T4">if not in </text:span><text:span text:style-name="T3">"@context"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3" draw:id="id23" draw:layer="layout" svg:width="5.5cm" svg:height="2.1cm" svg:x="11.3cm" svg:y="11.3cm">
          <text:p text:style-name="P1"><text:span text:style-name="T3">Overwrite WOT context</text:span></text:p>
          <text:p text:style-name="P1"><text:span text:style-name="T3">with fixed-ctx.json</text:span><text:span text:style-name="T3"><text:line-break/></text:span><text:span text:style-name="T3">+ add "@base" ur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8" draw:id="id18" draw:layer="layout" svg:width="4.7cm" svg:height="2.1cm" svg:x="0.9cm" svg:y="15.7cm">
          <text:p text:style-name="P1"><text:span text:style-name="T3">Transform the TD </text:span></text:p>
          <text:p text:style-name="P1"><text:span text:style-name="T3">Json-ld <text:s/>into Nquads</text:span></text:p>
          <text:p text:style-name="P1"><text:span text:style-name="T3">with jsonld.j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9" draw:id="id19" draw:layer="layout" svg:width="5.3cm" svg:height="2.1cm" svg:x="0.6cm" svg:y="18.7cm">
          <text:p text:style-name="P1"><text:span text:style-name="T3">If TD "id" already exists</text:span></text:p>
          <text:p text:style-name="P1"><text:span text:style-name="T3">In SPARQL endpoint,</text:span></text:p>
          <text:p text:style-name="P1"><text:span text:style-name="T3">Delete its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7" draw:id="id17" draw:layer="layout" svg:width="4.7cm" svg:height="2.1cm" svg:x="0.9cm" svg:y="12.4cm">
          <text:p text:style-name="P1"><text:span text:style-name="T3">Handle registr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2.9cm" svg:height="14.4cm" svg:x="7.6cm" svg:y="14.8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3.25cm" svg:y1="5.201cm" svg:x2="3.25cm" svg:y2="6.001cm" draw:start-shape="id14" draw:start-glue-point="2" draw:end-shape="id15" draw:end-glue-point="0" svg:d="M3250 5201v800" svg:viewBox="0 0 1 801">
          <text:p/>
        </draw:connector>
        <draw:connector draw:style-name="gr10" draw:text-style-name="P6" draw:layer="layout" draw:type="line" svg:x1="3.25cm" svg:y1="8.101cm" svg:x2="3.25cm" svg:y2="9.1cm" draw:start-shape="id15" draw:start-glue-point="2" draw:end-shape="id16" draw:end-glue-point="0" svg:d="M3250 8101v999" svg:viewBox="0 0 1 1000">
          <text:p/>
        </draw:connector>
        <draw:connector draw:style-name="gr10" draw:text-style-name="P6" draw:layer="layout" draw:type="line" svg:x1="3.25cm" svg:y1="14.5cm" svg:x2="3.25cm" svg:y2="15.7cm" draw:start-shape="id17" draw:start-glue-point="2" draw:end-shape="id18" draw:end-glue-point="0" svg:d="M3250 14500v1200" svg:viewBox="0 0 1 1201">
          <text:p/>
        </draw:connector>
        <draw:connector draw:style-name="gr10" draw:text-style-name="P6" draw:layer="layout" draw:type="line" svg:x1="3.25cm" svg:y1="17.8cm" svg:x2="3.25cm" svg:y2="18.7cm" draw:start-shape="id18" draw:start-glue-point="2" draw:end-shape="id19" draw:end-glue-point="0" svg:d="M3250 17800v900" svg:viewBox="0 0 1 901">
          <text:p/>
        </draw:connector>
        <draw:connector draw:style-name="gr10" draw:text-style-name="P6" draw:layer="layout" draw:type="line" svg:x1="14.05cm" svg:y1="5.2cm" svg:x2="14.05cm" svg:y2="5.9cm" draw:start-shape="id20" draw:start-glue-point="2" draw:end-shape="id21" draw:end-glue-point="0" svg:d="M14050 5200v700" svg:viewBox="0 0 1 701">
          <text:p/>
        </draw:connector>
        <draw:connector draw:style-name="gr10" draw:text-style-name="P6" draw:layer="layout" draw:type="line" svg:x1="3.25cm" svg:y1="11.2cm" svg:x2="3.25cm" svg:y2="12.4cm" draw:start-shape="id16" draw:start-glue-point="2" draw:end-shape="id17" draw:end-glue-point="0" svg:d="M3250 11200v1200" svg:viewBox="0 0 1 1201">
          <text:p/>
        </draw:connector>
        <draw:line draw:style-name="gr11" draw:text-style-name="P6" draw:layer="layout" svg:x1="5.6cm" svg:y1="9.2cm" svg:x2="10.5cm" svg:y2="3.2cm">
          <text:p/>
        </draw:line>
        <draw:line draw:style-name="gr11" draw:text-style-name="P6" draw:layer="layout" svg:x1="5.5cm" svg:y1="11.1cm" svg:x2="10.5cm" svg:y2="14.2cm">
          <text:p/>
        </draw:line>
        <draw:line draw:style-name="gr11" draw:text-style-name="P6" draw:layer="layout" svg:x1="5.6cm" svg:y1="12.4cm" svg:x2="7.6cm" svg:y2="14.9cm">
          <text:p/>
        </draw:line>
        <draw:line draw:style-name="gr11" draw:text-style-name="P6" draw:layer="layout" svg:x1="5.6cm" svg:y1="14.5cm" svg:x2="7.6cm" svg:y2="29.1cm">
          <text:p/>
        </draw:line>
        <draw:connector draw:style-name="gr10" draw:text-style-name="P6" draw:layer="layout" draw:type="line" svg:x1="14.05cm" svg:y1="8cm" svg:x2="14.05cm" svg:y2="8.6cm" draw:start-shape="id21" draw:start-glue-point="2" draw:end-shape="id22" draw:end-glue-point="0" svg:d="M14050 8000v600" svg:viewBox="0 0 1 601">
          <text:p/>
        </draw:connector>
        <draw:connector draw:style-name="gr10" draw:text-style-name="P6" draw:layer="layout" draw:type="line" svg:x1="14.05cm" svg:y1="10.7cm" svg:x2="14.05cm" svg:y2="11.3cm" draw:start-shape="id22" draw:start-glue-point="2" draw:end-shape="id23" draw:end-glue-point="0" svg:d="M14050 10700v600" svg:viewBox="0 0 1 601">
          <text:p/>
        </draw:connector>
        <draw:custom-shape draw:style-name="gr16" draw:text-style-name="P8" xml:id="id27" draw:id="id27" draw:layer="layout" svg:width="6.3cm" svg:height="2.5cm" svg:x="10.5cm" svg:y="15.1cm">
          <text:p text:style-name="P5"><text:span text:style-name="T3">TD "id" already exists</text:span></text:p>
          <text:p text:style-name="P5"><text:span text:style-name="T3">in SPARQL endpoi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4" xml:id="id24" draw:id="id24" draw:layer="layout" svg:width="5cm" svg:height="1.7cm" svg:x="7.9cm" svg:y="20.7cm">
          <text:p text:style-name="P1"><text:span text:style-name="T3">Set "created" to today</text:span>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.213cm" svg:height="0.763cm" svg:x="14.9cm" svg:y="18.337cm">
          <draw:text-box>
            <text:p><text:span text:style-name="T5">yes</text:span></text:p>
          </draw:text-box>
        </draw:frame>
        <draw:frame draw:style-name="gr19" draw:text-style-name="P9" draw:layer="layout" svg:width="1.01cm" svg:height="0.763cm" svg:x="12cm" svg:y="18.3cm">
          <draw:text-box>
            <text:p><text:span text:style-name="T5">no</text:span></text:p>
          </draw:text-box>
        </draw:frame>
        <draw:custom-shape draw:style-name="gr20" draw:text-style-name="P4" xml:id="id26" draw:id="id26" draw:layer="layout" svg:width="5.3cm" svg:height="2cm" svg:x="14.2cm" svg:y="20.7cm">
          <text:p text:style-name="P1"><text:span text:style-name="T3">Set "modified" to today</text:span></text:p>
          <text:p text:style-name="P1"><text:span text:style-name="T3">Set "created" to previous</text:span></text:p>
          <text:p text:style-name="P1"><text:span text:style-name="T3">creation dat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5" draw:id="id25" draw:layer="layout" svg:width="5cm" svg:height="2.5cm" svg:x="11.2cm" svg:y="26.1cm">
          <text:p text:style-name="P1"><text:span text:style-name="T3">If "registration" has</text:span></text:p>
          <text:p text:style-name="P1"><text:span text:style-name="T3"><text:s/></text:span><text:span text:style-name="T3">a "ttl", calculate and</text:span></text:p>
          <text:p text:style-name="P1"><text:span text:style-name="T3">write "expires"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0.4cm" svg:y1="22.4cm" svg:x2="13.7cm" svg:y2="26.1cm" draw:start-shape="id24" draw:start-glue-point="2" draw:end-shape="id25" draw:end-glue-point="0" svg:d="M10400 22400c0 2775 3300 925 3300 3700" svg:viewBox="0 0 3301 3701">
          <text:p/>
        </draw:connector>
        <draw:connector draw:style-name="gr10" draw:text-style-name="P6" draw:layer="layout" draw:type="curve" svg:x1="16.85cm" svg:y1="22.7cm" svg:x2="13.7cm" svg:y2="26.1cm" draw:start-shape="id26" draw:start-glue-point="2" draw:end-shape="id25" draw:end-glue-point="0" svg:d="M16850 22700c0 2550-3150 850-3150 3400" svg:viewBox="0 0 3151 3401">
          <text:p/>
        </draw:connector>
        <draw:connector draw:style-name="gr10" draw:text-style-name="P6" draw:layer="layout" draw:type="curve" svg:x1="13.65cm" svg:y1="17.6cm" svg:x2="10.4cm" svg:y2="20.7cm" draw:start-shape="id27" draw:start-glue-point="6" draw:end-shape="id24" draw:end-glue-point="0" svg:d="M13650 17600c0 2326-3250 777-3250 3100" svg:viewBox="0 0 3251 3101">
          <text:p/>
        </draw:connector>
        <draw:connector draw:style-name="gr10" draw:text-style-name="P6" draw:layer="layout" draw:type="curve" svg:x1="13.65cm" svg:y1="17.6cm" svg:x2="16.85cm" svg:y2="20.7cm" draw:start-shape="id27" draw:start-glue-point="6" draw:end-shape="id26" draw:end-glue-point="0" svg:d="M13650 17600c0 2326 3200 777 3200 3100" svg:viewBox="0 0 3201 3101">
          <text:p/>
        </draw:connector>
        <draw:custom-shape draw:style-name="gr14" draw:text-style-name="P4" xml:id="id28" draw:id="id28" draw:layer="layout" svg:width="5.3cm" svg:height="2.1cm" svg:x="0.6cm" svg:y="21.9cm">
          <text:p text:style-name="P5"><text:span text:style-name="T3">Insert Nquads to</text:span></text:p>
          <text:p text:style-name="P5"><text:span text:style-name="T3">named graph "id"</text:span></text:p>
          <text:p text:style-name="P5"><text:span text:style-name="T3">SPARQL endpoi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3.25cm" svg:y1="20.8cm" svg:x2="3.25cm" svg:y2="21.9cm" draw:start-shape="id19" draw:start-glue-point="2" draw:end-shape="id28" draw:end-glue-point="0" svg:d="M3250 20800v1100" svg:viewBox="0 0 1 1101">
          <text:p/>
        </draw:connector>
        <draw:custom-shape draw:style-name="gr21" draw:text-style-name="P7" xml:id="id29" draw:id="id29" draw:layer="layout" svg:width="5.3cm" svg:height="2.1cm" svg:x="0.6cm" svg:y="25cm">
          <text:p text:style-name="P5"><text:span text:style-name="T3">Return HTTP 201</text:span><text:span text:style-name="T3"><text:line-break/></text:span><text:span text:style-name="T3"> "Location" : TD "id"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3.25cm" svg:y1="24cm" svg:x2="3.25cm" svg:y2="25cm" draw:start-shape="id28" draw:start-glue-point="2" draw:end-shape="id29" draw:end-glue-point="0" svg:d="M3250 24000v1000" svg:viewBox="0 0 1 1001">
          <text:p/>
        </draw:connector>
      </draw:page>
      <draw:page draw:name="page4" draw:style-name="dp1" draw:master-page-name="Standard">
        <draw:frame draw:style-name="gr22" draw:text-style-name="P2" draw:layer="layout" svg:width="6.137cm" svg:height="0.962cm" svg:x="8.4cm" svg:y="3.938cm">
          <draw:text-box>
            <text:p><text:span text:style-name="T2">GET on /things/&lt;id&gt;</text:span></text:p>
          </draw:text-box>
        </draw:frame>
        <draw:custom-shape draw:style-name="gr4" draw:text-style-name="P4" xml:id="id30" draw:id="id30" draw:layer="layout" svg:width="4.9cm" svg:height="2.1cm" svg:x="8.7cm" svg:y="5.4cm">
          <text:p text:style-name="P1"><text:span text:style-name="T3">Get triples from</text:span></text:p>
          <text:p text:style-name="P1"><text:span text:style-name="T3">named graph "id"</text:span></text:p>
          <text:p text:style-name="P1"><text:span text:style-name="T3">in SPARQL endpoint 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1.15cm" svg:y1="7.5cm" svg:x2="11.182cm" svg:y2="8.57cm" draw:start-shape="id30" draw:start-glue-point="2" svg:d="M11150 7500l32 1070" svg:viewBox="0 0 33 1071">
          <text:p/>
        </draw:connector>
        <draw:custom-shape draw:style-name="gr23" draw:text-style-name="P8" xml:id="id31" draw:id="id31" draw:layer="layout" svg:width="7.7cm" svg:height="2.1cm" svg:x="7.3cm" svg:y="8.6cm">
          <text:p text:style-name="P5"><text:span text:style-name="T3">Any triples returned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xml:id="id32" draw:id="id32" draw:layer="layout" svg:width="3.7cm" svg:height="1.1cm" svg:x="2.5cm" svg:y="10.9cm">
          <text:p text:style-name="P1"><text:span text:style-name="T3">Return HTTP 404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7.3cm" svg:y1="9.65cm" svg:x2="4.35cm" svg:y2="10.9cm" draw:start-shape="id31" draw:start-glue-point="5" draw:end-shape="id32" draw:end-glue-point="0" svg:d="M7300 9650c-1967 0-2950 416-2950 1250" svg:viewBox="0 0 2951 1251">
          <text:p/>
        </draw:connector>
        <draw:frame draw:style-name="gr19" draw:text-style-name="P9" draw:layer="layout" svg:width="1.01cm" svg:height="0.763cm" svg:x="5.29cm" svg:y="9.1cm">
          <draw:text-box>
            <text:p><text:span text:style-name="T5">no</text:span></text:p>
          </draw:text-box>
        </draw:frame>
        <draw:custom-shape draw:style-name="gr14" draw:text-style-name="P4" xml:id="id33" draw:id="id33" draw:layer="layout" svg:width="5.3cm" svg:height="2.1cm" svg:x="8.5cm" svg:y="11.6cm">
          <text:p text:style-name="P1"><text:span text:style-name="T3">R</text:span><text:span text:style-name="T3">et</text:span><text:span text:style-name="T3">ri</text:span><text:span text:style-name="T3">ev</text:span><text:span text:style-name="T3">e </text:span><text:span text:style-name="T3">T</text:span><text:span text:style-name="T3">D </text:span><text:span text:style-name="T3">"i</text:span><text:span text:style-name="T3">d" </text:span><text:span text:style-name="T3">co</text:span><text:span text:style-name="T3">nt</text:span><text:span text:style-name="T3">ex</text:span><text:span text:style-name="T3">t</text:span></text:p>
          <text:p text:style-name="P1"><text:span text:style-name="T3">fr</text:span><text:span text:style-name="T3">o</text:span><text:span text:style-name="T3">m </text:span><text:span text:style-name="T3">S</text:span><text:span text:style-name="T3">P</text:span><text:span text:style-name="T3">A</text:span><text:span text:style-name="T3">R</text:span><text:span text:style-name="T3">Q</text:span><text:span text:style-name="T3">L </text:span><text:span text:style-name="T3">en</text:span><text:span text:style-name="T3">dp</text:span><text:span text:style-name="T3">oi</text:span><text:span text:style-name="T3">nt</text:span><text:span text:style-name="T3">,</text:span></text:p>
          <text:p text:style-name="P1"><text:span text:style-name="T3">ad</text:span><text:span text:style-name="T3">d </text:span><text:span text:style-name="T3">it </text:span><text:span text:style-name="T3">to </text:span><text:span text:style-name="T3">fr</text:span><text:span text:style-name="T3">a</text:span><text:span text:style-name="T3">m</text:span><text:span text:style-name="T3">e </text:span><text:span text:style-name="T3">co</text:span><text:span text:style-name="T3">nt</text:span><text:span text:style-name="T3">ex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xml:id="id34" draw:id="id34" draw:layer="layout" svg:width="5.5cm" svg:height="2.1cm" svg:x="8.4cm" svg:y="14.5cm">
          <text:p text:style-name="P5"><text:span text:style-name="T3">Overwrite WOT context</text:span></text:p>
          <text:p text:style-name="P1"><text:span text:style-name="T3">with fixed-ctx.json in frame</text:span><text:span text:style-name="T3"><text:line-break/></text:span><text:span text:style-name="T3">+ add "@base" url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1.15cm" svg:y1="13.7cm" svg:x2="11.15cm" svg:y2="14.5cm" draw:start-shape="id33" draw:start-glue-point="2" draw:end-shape="id34" draw:end-glue-point="0" svg:d="M11150 13700v800" svg:viewBox="0 0 1 801">
          <text:p/>
        </draw:connector>
        <draw:custom-shape draw:style-name="gr14" draw:text-style-name="P4" xml:id="id35" draw:id="id35" draw:layer="layout" svg:width="5.3cm" svg:height="2.1cm" svg:x="8.5cm" svg:y="17.3cm">
          <text:p text:style-name="P1"><text:span text:style-name="T3">Frame triples</text:span></text:p>
          <text:p text:style-name="P1"><text:span text:style-name="T3">with jsonld.js 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36" draw:id="id36" draw:layer="layout" svg:width="5.6cm" svg:height="2.1cm" svg:x="8.4cm" svg:y="20.2cm">
          <text:p text:style-name="P1"><text:span text:style-name="T3">Write back fixed-ctx.json</text:span></text:p>
          <text:p text:style-name="P1"><text:span text:style-name="T3">with WOT context url</text:span></text:p>
          <text:p text:style-name="P1"><text:span text:style-name="T3">in json-ld TD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37" draw:id="id37" draw:layer="layout" svg:width="5.9cm" svg:height="2.1cm" svg:x="8.2cm" svg:y="23.4cm">
          <text:p text:style-name="P1"><text:span text:style-name="T3">Return HTTP 200</text:span></text:p>
          <text:p text:style-name="P1"><text:span text:style-name="T3">with json-ld TD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1.15cm" svg:y1="10.7cm" svg:x2="11.15cm" svg:y2="11.6cm" draw:start-shape="id31" draw:start-glue-point="6" draw:end-shape="id33" draw:end-glue-point="0" svg:d="M11150 10700v900" svg:viewBox="0 0 1 901">
          <text:p/>
        </draw:connector>
        <draw:frame draw:style-name="gr18" draw:text-style-name="P9" draw:layer="layout" svg:width="1.213cm" svg:height="0.763cm" svg:x="11.49cm" svg:y="10.7cm">
          <draw:text-box>
            <text:p><text:span text:style-name="T5">yes</text:span></text:p>
          </draw:text-box>
        </draw:frame>
        <draw:connector draw:style-name="gr10" draw:text-style-name="P6" draw:layer="layout" draw:type="line" svg:x1="11.15cm" svg:y1="16.6cm" svg:x2="11.15cm" svg:y2="17.3cm" draw:start-shape="id34" draw:start-glue-point="2" draw:end-shape="id35" draw:end-glue-point="0" svg:d="M11150 16600v700" svg:viewBox="0 0 1 701">
          <text:p/>
        </draw:connector>
        <draw:connector draw:style-name="gr10" draw:text-style-name="P6" draw:layer="layout" draw:type="line" svg:x1="11.15cm" svg:y1="19.4cm" svg:x2="11.2cm" svg:y2="20.2cm" draw:start-shape="id35" draw:start-glue-point="2" draw:end-shape="id36" draw:end-glue-point="0" svg:d="M11150 19400l50 800" svg:viewBox="0 0 51 801">
          <text:p/>
        </draw:connector>
        <draw:connector draw:style-name="gr10" draw:text-style-name="P6" draw:layer="layout" draw:type="line" svg:x1="11.2cm" svg:y1="22.3cm" svg:x2="11.15cm" svg:y2="23.4cm" draw:start-shape="id36" draw:start-glue-point="2" draw:end-shape="id37" draw:end-glue-point="0" svg:d="M11200 22300l-50 1100" svg:viewBox="0 0 51 1101">
          <text:p/>
        </draw:connector>
      </draw:page>
      <draw:page draw:name="page5" draw:style-name="dp1" draw:master-page-name="Standard">
        <draw:frame draw:style-name="gr28" draw:text-style-name="P2" draw:layer="layout" svg:width="17.059cm" svg:height="0.962cm" svg:x="2.9cm" svg:y="2.338cm">
          <draw:text-box>
            <text:p><text:span text:style-name="T2">GET on /things in array format with no limit size (all things) </text:span></text:p>
          </draw:text-box>
        </draw:frame>
        <draw:custom-shape draw:style-name="gr29" draw:text-style-name="P4" xml:id="id38" draw:id="id38" draw:layer="layout" svg:width="5.7cm" svg:height="2.1cm" svg:x="7.4cm" svg:y="4.5cm">
          <text:p text:style-name="P1"><text:span text:style-name="T3">Get all TD contexts</text:span><text:span text:style-name="T3"><text:line-break/></text:span><text:span text:style-name="T3">from SPARQL endpoi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25cm" svg:y1="6.6cm" svg:x2="10.25cm" svg:y2="7.4cm" draw:start-shape="id38" draw:start-glue-point="2" draw:end-shape="id39" draw:end-glue-point="0" svg:d="M10250 6600v800" svg:viewBox="0 0 1 801">
          <text:p/>
        </draw:connector>
        <draw:custom-shape draw:style-name="gr30" draw:text-style-name="P7" xml:id="id39" draw:id="id39" draw:layer="layout" svg:width="5.9cm" svg:height="2.1cm" svg:x="7.3cm" svg:y="7.4cm">
          <text:p text:style-name="P5"><text:span text:style-name="T3">Get batch of named graphs</text:span></text:p>
          <text:p text:style-name="P1"><text:span text:style-name="T3">and their triples</text:span><text:span text:style-name="T3"><text:line-break/></text:span><text:span text:style-name="T3">from SPARQL endpoint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xml:id="id41" draw:id="id41" draw:layer="layout" svg:width="5.5cm" svg:height="2.1cm" svg:x="7.5cm" svg:y="11cm">
          <text:p text:style-name="P5"><text:span text:style-name="T3">Overwrite WOT context</text:span></text:p>
          <text:p text:style-name="P1"><text:span text:style-name="T3">with fixed-ctx.json in frame</text:span><text:span text:style-name="T3"><text:line-break/></text:span><text:span text:style-name="T3">+ add "@base" url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25cm" svg:y1="9.5cm" svg:x2="10.25cm" svg:y2="10.4cm" draw:start-shape="id39" draw:start-glue-point="2" draw:end-shape="id40" draw:end-glue-point="0" svg:d="M10250 9500v900" svg:viewBox="0 0 1 901">
          <text:p/>
        </draw:connector>
        <draw:custom-shape draw:style-name="gr14" draw:text-style-name="P4" xml:id="id42" draw:id="id42" draw:layer="layout" svg:width="5.3cm" svg:height="2.1cm" svg:x="7.6cm" svg:y="13.8cm">
          <text:p text:style-name="P1"><text:span text:style-name="T3">Frame triples</text:span></text:p>
          <text:p text:style-name="P1"><text:span text:style-name="T3">with jsonld.js 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43" draw:id="id43" draw:layer="layout" svg:width="5.6cm" svg:height="2.1cm" svg:x="7.5cm" svg:y="16.7cm">
          <text:p text:style-name="P1"><text:span text:style-name="T3">Write back fixed-ctx.json</text:span></text:p>
          <text:p text:style-name="P1"><text:span text:style-name="T3">with WOT context url</text:span></text:p>
          <text:p text:style-name="P1"><text:span text:style-name="T3">in json-ld TD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25cm" svg:y1="13.1cm" svg:x2="10.25cm" svg:y2="13.8cm" draw:start-shape="id41" draw:start-glue-point="2" draw:end-shape="id42" draw:end-glue-point="0" svg:d="M10250 13100v700" svg:viewBox="0 0 1 701">
          <text:p/>
        </draw:connector>
        <draw:connector draw:style-name="gr10" draw:text-style-name="P6" draw:layer="layout" draw:type="line" svg:x1="10.25cm" svg:y1="15.9cm" svg:x2="10.3cm" svg:y2="16.7cm" draw:start-shape="id42" draw:start-glue-point="2" draw:end-shape="id43" draw:end-glue-point="0" svg:d="M10250 15900l50 800" svg:viewBox="0 0 51 801">
          <text:p/>
        </draw:connector>
        <draw:custom-shape draw:style-name="gr32" draw:text-style-name="P10" xml:id="id44" draw:id="id44" draw:layer="layout" svg:width="17.2cm" svg:height="17.1cm" svg:x="1.7cm" svg:y="3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xml:id="id40" draw:id="id40" draw:layer="layout" svg:width="15.7cm" svg:height="9.4cm" svg:x="2.4cm" svg:y="1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45" draw:id="id45" draw:layer="layout" svg:width="5.9cm" svg:height="2.1cm" svg:x="7.4cm" svg:y="22cm">
          <text:p text:style-name="P1"><text:span text:style-name="T3">Generate list of results as</text:span></text:p>
          <text:p text:style-name="P1"><text:span text:style-name="T3">HTTP stream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3cm" svg:y1="20.7cm" svg:x2="10.35cm" svg:y2="22cm" draw:start-shape="id44" draw:start-glue-point="2" draw:end-shape="id45" draw:end-glue-point="0" svg:d="M10300 20700l50 1300" svg:viewBox="0 0 51 1301">
          <text:p/>
        </draw:connector>
        <draw:frame draw:style-name="gr34" draw:text-style-name="P9" draw:layer="layout" svg:width="5.548cm" svg:height="0.763cm" svg:x="3.09cm" svg:y="9.772cm">
          <draw:text-box>
            <text:p><text:span text:style-name="T5">For each TD of the batch</text:span></text:p>
          </draw:text-box>
        </draw:frame>
        <draw:frame draw:style-name="gr35" draw:text-style-name="P9" draw:layer="layout" svg:width="9.138cm" svg:height="0.763cm" svg:x="1.966cm" svg:y="3.437cm">
          <draw:text-box>
            <text:p><text:span text:style-name="T5">By batch of 15 triples, until all are retrieved</text:span></text:p>
          </draw:text-box>
        </draw:frame>
      </draw:page>
      <draw:page draw:name="page6" draw:style-name="dp1" draw:master-page-name="Standard">
        <draw:frame draw:style-name="gr36" draw:text-style-name="P2" draw:layer="layout" svg:width="14.205cm" svg:height="0.962cm" svg:x="4.095cm" svg:y="3.1cm">
          <draw:text-box>
            <text:p><text:span text:style-name="T2">GET on /things with a limit size (things by batch) </text:span></text:p>
          </draw:text-box>
        </draw:frame>
        <draw:custom-shape draw:style-name="gr37" draw:text-style-name="P4" xml:id="id47" draw:id="id47" draw:layer="layout" svg:width="7.1cm" svg:height="2.1cm" svg:x="7.3cm" svg:y="7.162cm">
          <text:p text:style-name="P1"><text:span text:style-name="T3">Get batch (with limit and offset)</text:span></text:p>
          <text:p text:style-name="P1"><text:span text:style-name="T3">of named graphs and their triples</text:span><text:span text:style-name="T3"><text:line-break/></text:span><text:span text:style-name="T3">from SPARQL endpoi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85cm" svg:y1="6.362cm" svg:x2="10.85cm" svg:y2="7.162cm" draw:start-shape="id46" draw:start-glue-point="2" draw:end-shape="id47" draw:end-glue-point="0" svg:d="M10850 6362v800" svg:viewBox="0 0 1 801">
          <text:p/>
        </draw:connector>
        <draw:custom-shape draw:style-name="gr38" draw:text-style-name="P7" xml:id="id49" draw:id="id49" draw:layer="layout" svg:width="5.5cm" svg:height="2.1cm" svg:x="8.1cm" svg:y="10.862cm">
          <text:p text:style-name="P5"><text:span text:style-name="T3">Overwrite WOT context</text:span></text:p>
          <text:p text:style-name="P1"><text:span text:style-name="T3">with fixed-ctx.json in frame</text:span><text:span text:style-name="T3"><text:line-break/></text:span><text:span text:style-name="T3">+ add "@base" url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85cm" svg:y1="9.262cm" svg:x2="10.85cm" svg:y2="10.262cm" draw:start-shape="id47" draw:start-glue-point="2" draw:end-shape="id48" draw:end-glue-point="0" svg:d="M10850 9262v1000" svg:viewBox="0 0 1 1001">
          <text:p/>
        </draw:connector>
        <draw:custom-shape draw:style-name="gr14" draw:text-style-name="P4" xml:id="id50" draw:id="id50" draw:layer="layout" svg:width="5.3cm" svg:height="2.1cm" svg:x="8.2cm" svg:y="13.662cm">
          <text:p text:style-name="P1"><text:span text:style-name="T3">Frame triples</text:span></text:p>
          <text:p text:style-name="P1"><text:span text:style-name="T3">with jsonld.js 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51" draw:id="id51" draw:layer="layout" svg:width="5.6cm" svg:height="2.1cm" svg:x="8.1cm" svg:y="16.562cm">
          <text:p text:style-name="P1"><text:span text:style-name="T3">Write back fixed-ctx.json</text:span></text:p>
          <text:p text:style-name="P1"><text:span text:style-name="T3">with WOT context url</text:span></text:p>
          <text:p text:style-name="P1"><text:span text:style-name="T3">in json-ld TD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53" draw:id="id53" draw:layer="layout" svg:width="5.9cm" svg:height="2.1cm" svg:x="8cm" svg:y="19.762cm">
          <text:p text:style-name="P1"><text:span text:style-name="T3">Add TD to list of results 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85cm" svg:y1="12.962cm" svg:x2="10.85cm" svg:y2="13.662cm" draw:start-shape="id49" draw:start-glue-point="2" draw:end-shape="id50" draw:end-glue-point="0" svg:d="M10850 12962v700" svg:viewBox="0 0 1 701">
          <text:p/>
        </draw:connector>
        <draw:connector draw:style-name="gr10" draw:text-style-name="P6" draw:layer="layout" draw:type="line" svg:x1="10.85cm" svg:y1="15.762cm" svg:x2="10.9cm" svg:y2="16.562cm" draw:start-shape="id50" draw:start-glue-point="2" draw:end-shape="id51" draw:end-glue-point="0" svg:d="M10850 15762l50 800" svg:viewBox="0 0 51 801">
          <text:p/>
        </draw:connector>
        <draw:custom-shape draw:style-name="gr39" draw:text-style-name="P10" xml:id="id48" draw:id="id48" draw:layer="layout" svg:width="15.7cm" svg:height="12.7cm" svg:x="3cm" svg:y="10.26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52" draw:id="id52" draw:layer="layout" svg:width="13cm" svg:height="2.338cm" svg:x="4.4cm" svg:y="24.362cm">
          <text:p text:style-name="P1"><text:span text:style-name="T3">Format result list as (based on the format parameter) :</text:span></text:p>
          <text:p text:style-name="P1"><text:span text:style-name="T3">- array with "Link" in header to url with next offset</text:span></text:p>
          <text:p text:style-name="P1"><text:span text:style-name="T3">- TD collection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85cm" svg:y1="22.962cm" svg:x2="10.9cm" svg:y2="24.362cm" draw:start-shape="id48" draw:start-glue-point="2" draw:end-shape="id52" draw:end-glue-point="0" svg:d="M10850 22962l50 1400" svg:viewBox="0 0 51 1401">
          <text:p/>
        </draw:connector>
        <draw:frame draw:style-name="gr34" draw:text-style-name="P9" draw:layer="layout" svg:width="5.548cm" svg:height="0.763cm" svg:x="3.69cm" svg:y="9.634cm">
          <draw:text-box>
            <text:p><text:span text:style-name="T5">For each TD of the batch</text:span></text:p>
          </draw:text-box>
        </draw:frame>
        <draw:custom-shape draw:style-name="gr14" draw:text-style-name="P4" xml:id="id46" draw:id="id46" draw:layer="layout" svg:width="5.3cm" svg:height="2.1cm" svg:x="8.2cm" svg:y="4.262cm">
          <text:p text:style-name="P1"><text:span text:style-name="T3">G</text:span><text:span text:style-name="T3">et </text:span><text:span text:style-name="T3">all </text:span><text:span text:style-name="T3">T</text:span><text:span text:style-name="T3">D </text:span><text:span text:style-name="T3">co</text:span><text:span text:style-name="T3">nt</text:span><text:span text:style-name="T3">ex</text:span><text:span text:style-name="T3">ts</text:span><text:span text:style-name="T3"><text:line-break/></text:span><text:span text:style-name="T3">fr</text:span><text:span text:style-name="T3">o</text:span><text:span text:style-name="T3">m </text:span><text:span text:style-name="T3">S</text:span><text:span text:style-name="T3">P</text:span><text:span text:style-name="T3">A</text:span><text:span text:style-name="T3">R</text:span><text:span text:style-name="T3">Q</text:span><text:span text:style-name="T3">L </text:span><text:span text:style-name="T3">en</text:span><text:span text:style-name="T3">dp</text:span><text:span text:style-name="T3">oi</text:span><text:span text:style-name="T3">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0.9cm" svg:y1="18.662cm" svg:x2="10.95cm" svg:y2="19.762cm" draw:start-shape="id51" draw:start-glue-point="2" draw:end-shape="id53" draw:end-glue-point="0" svg:d="M10900 18662l50 1100" svg:viewBox="0 0 51 1101">
          <text:p/>
        </draw:connector>
      </draw:page>
      <draw:page draw:name="page7" draw:style-name="dp1" draw:master-page-name="Standard">
        <draw:frame draw:style-name="gr41" draw:text-style-name="P11" draw:layer="layout" svg:width="7.309cm" svg:height="0.962cm" svg:x="7.1cm" svg:y="1.438cm">
          <draw:text-box>
            <text:p><text:span text:style-name="T6">DELETE on /things/&lt;id&gt;</text:span></text:p>
          </draw:text-box>
        </draw:frame>
        <draw:custom-shape draw:style-name="gr4" draw:text-style-name="P4" xml:id="id54" draw:id="id54" draw:layer="layout" svg:width="4.9cm" svg:height="2.1cm" svg:x="7.4cm" svg:y="3.2cm">
          <text:p text:style-name="P1"><text:span text:style-name="T3">Delete context triples</text:span></text:p>
          <text:p text:style-name="P1"><text:span text:style-name="T3">related to "id"</text:span><text:span text:style-name="T3"><text:line-break/></text:span><text:span text:style-name="T3">in SPARQL endpoint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xml:id="id55" draw:id="id55" draw:layer="layout" svg:width="5.4cm" svg:height="2.1cm" svg:x="7.182cm" svg:y="6.37cm">
          <text:p text:style-name="P1"><text:span text:style-name="T3">Delete named graph "id"</text:span></text:p>
          <text:p text:style-name="P1"><text:span text:style-name="T3">in SPARQL endpoint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9.85cm" svg:y1="5.3cm" svg:x2="9.882cm" svg:y2="6.37cm" draw:start-shape="id54" draw:start-glue-point="2" draw:end-shape="id55" draw:end-glue-point="0" svg:d="M9850 5300l32 1070" svg:viewBox="0 0 33 1071">
          <text:p/>
        </draw:connector>
        <draw:custom-shape draw:style-name="gr42" draw:text-style-name="P4" xml:id="id56" draw:id="id56" draw:layer="layout" svg:width="5.4cm" svg:height="2.1cm" svg:x="7.2cm" svg:y="9.6cm">
          <text:p text:style-name="P1"><text:span text:style-name="T3">Return SPARQL endpoint</text:span></text:p>
          <text:p text:style-name="P1"><text:span text:style-name="T3">response on delete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9.882cm" svg:y1="8.47cm" svg:x2="9.9cm" svg:y2="9.6cm" draw:start-shape="id55" draw:start-glue-point="2" draw:end-shape="id56" draw:end-glue-point="0" svg:d="M9882 8470l18 1130" svg:viewBox="0 0 19 1131">
          <text:p/>
        </draw:connector>
      </draw:page>
      <draw:page draw:name="page8" draw:style-name="dp1" draw:master-page-name="Standard">
        <draw:frame draw:style-name="gr43" draw:text-style-name="P11" draw:layer="layout" svg:width="11.234cm" svg:height="0.962cm" svg:x="5.6cm" svg:y="1.438cm">
          <draw:text-box>
            <text:p><text:span text:style-name="T6">GET query or POST </text:span><text:span text:style-name="T6">on /search/sparql</text:span></text:p>
          </draw:text-box>
        </draw:frame>
        <draw:custom-shape draw:style-name="gr42" draw:text-style-name="P4" xml:id="id57" draw:id="id57" draw:layer="layout" svg:width="5.4cm" svg:height="2.1cm" svg:x="7.2cm" svg:y="3.2cm">
          <text:p text:style-name="P1"><text:span text:style-name="T3">Post query to sparql</text:span></text:p>
          <text:p text:style-name="P1"><text:span text:style-name="T3">Endpoint "/sparql" route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9.9cm" svg:y1="5.3cm" svg:x2="9.9cm" svg:y2="6.9cm" draw:start-shape="id57" draw:start-glue-point="2" draw:end-shape="id58" draw:end-glue-point="0" svg:d="M9900 5300v1600" svg:viewBox="0 0 1 1601">
          <text:p/>
        </draw:connector>
        <draw:custom-shape draw:style-name="gr42" draw:text-style-name="P4" xml:id="id58" draw:id="id58" draw:layer="layout" svg:width="5.4cm" svg:height="2.1cm" svg:x="7.2cm" svg:y="6.9cm">
          <text:p text:style-name="P1"><text:span text:style-name="T3">Return SPARQL endpoint</text:span></text:p>
          <text:p text:style-name="P1"><text:span text:style-name="T3">response on quer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0T14:21:36.035216403</meta:creation-date>
    <dc:date>2021-12-02T17:13:33.235597887</dc:date>
    <meta:editing-duration>PT2H7M26S</meta:editing-duration>
    <meta:editing-cycles>41</meta:editing-cycles>
    <meta:generator>LibreOffice/6.1.5.2$Linux_X86_64 LibreOffice_project/10$Build-2</meta:generator>
    <meta:document-statistic meta:object-count="134"/>
  </office:meta>
</office:document-meta>
</file>